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Text_20_body">
      <style:text-properties officeooo:rsid="001f8886" officeooo:paragraph-rsid="001f8886"/>
    </style:style>
    <style:style style:name="P9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Heading_20_3">
      <style:text-properties fo:font-weight="normal" officeooo:paragraph-rsid="001d9110"/>
    </style:style>
    <style:style style:name="P11" style:family="paragraph" style:parent-style-name="Heading_20_3">
      <style:text-properties fo:font-weight="normal" officeooo:paragraph-rsid="001d9110" style:font-weight-asian="normal" style:font-weight-complex="normal"/>
    </style:style>
    <style:style style:name="P12" style:family="paragraph" style:parent-style-name="Heading_20_3">
      <style:text-properties officeooo:paragraph-rsid="001d9110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1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20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2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2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2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2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28" style:family="paragraph" style:parent-style-name="Heading_20_2" style:list-style-name="L5">
      <style:text-properties officeooo:paragraph-rsid="000a2dfa"/>
    </style:style>
    <style:style style:name="P29" style:family="paragraph" style:parent-style-name="Heading_20_1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23223b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20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21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3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6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7" style:family="text">
      <style:text-properties style:font-name="Arial" fo:font-size="11pt" fo:font-style="normal" fo:font-weight="normal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weight="bold" fo:background-color="transparent" loext:char-shading-value="0"/>
    </style:style>
    <style:style style:name="T30" style:family="text">
      <style:text-properties officeooo:rsid="001d9110"/>
    </style:style>
    <style:style style:name="T31" style:family="text">
      <style:text-properties fo:color="#1155cc" fo:font-style="italic" style:text-underline-style="solid" style:text-underline-width="auto" style:text-underline-color="font-color"/>
    </style:style>
    <style:style style:name="T32" style:family="text">
      <style:text-properties officeooo:rsid="002177d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79094723" text:style-name="L1">
        <text:list-item>
          <text:p text:style-name="P13">Genre of the song</text:p>
        </text:list-item>
        <text:list-item>
          <text:p text:style-name="P13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733909132" text:style-name="L2">
        <text:list-item>
          <text:p text:style-name="P15">Prediction of a 3 or 4 word string from a started verser of the lyric.</text:p>
        </text:list-item>
        <text:list-item>
          <text:p text:style-name="P15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1979480321" text:style-name="L3">
        <text:list-item>
          <text:p text:style-name="P14">Track</text:p>
          <text:list>
            <text:list-item>
              <text:p text:style-name="P14">Title</text:p>
            </text:list-item>
            <text:list-item>
              <text:p text:style-name="P14">Lyric</text:p>
            </text:list-item>
            <text:list-item>
              <text:p text:style-name="P14">Sentiment of the lyrics (continuous value or discrete set of sentiments)</text:p>
            </text:list-item>
            <text:list-item>
              <text:p text:style-name="P14">Genre</text:p>
            </text:list-item>
            <text:list-item>
              <text:p text:style-name="P14">Maybe sentimental info of the audio</text:p>
            </text:list-item>
          </text:list>
        </text:list-item>
        <text:list-item>
          <text:p text:style-name="P14">Artist</text:p>
        </text:list-item>
        <text:list-item>
          <text:p text:style-name="P14">Language (Most probably all of them in english)</text:p>
        </text:list-item>
      </text:list>
      <text:h text:style-name="P6" text:outline-level="2">Steps</text:h>
      <text:list xml:id="list3686021003" text:style-name="L4">
        <text:list-item>
          <text:p text:style-name="P16">Research and data gathering</text:p>
          <text:p text:style-name="P19">Script from <text:s/><text:a xlink:type="simple" xlink:href="https://github.com/sgiammy/emotion-patterns-in-music-playlistsfr" text:style-name="Internet_20_link" text:visited-style-name="Visited_20_Internet_20_Link"><text:span text:style-name="T31">https://github.com/sgiammy/emotion-patterns-in-music-playlists</text:span></text:a> to download lyrics from LyricWikia</text:p>
        </text:list-item>
        <text:list-item>
          <text:p text:style-name="P16">Data <text:span text:style-name="T32">Cleaning</text:span></text:p>
        </text:list-item>
        <text:list-item>
          <text:p text:style-name="P17">Data enrichment <text:span text:style-name="T32">(?)</text:span></text:p>
        </text:list-item>
        <text:list-item>
          <text:p text:style-name="P16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soft-page-break/></text:p>
      <text:h text:style-name="P7" text:outline-level="2">Internet data sources</text:h>
      <text:list xml:id="list4152451421" text:style-name="L5">
        <text:list-item>
          <text:h text:style-name="P28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Text_20_body"/>
      <text:list xml:id="list4121033504" text:style-name="L6">
        <text:list-item>
          <text:h text:style-name="P29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23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23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23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23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20"><text:span text:style-name="T29">API </text:span><text:span text:style-name="T28">Spotify:</text:span></text:p>
          <text:list>
            <text:list-item>
              <text:p text:style-name="P18">Many data resources</text:p>
            </text:list-item>
            <text:list-item>
              <text:p text:style-name="P21"><text:span text:style-name="T28">Valence: value from 0 to 1 that describes </text:span><text:span text:style-name="T29">musical positiveness </text:span><text:span text:style-name="T28">(not lyric positiveness) of a track.</text:span></text:p>
            </text:list-item>
            <text:list-item>
              <text:p text:style-name="P21"><text:span text:style-name="T28">Other features like </text:span><text:span text:style-name="T29">acousticness, danceability, energy, liveness and loudness</text:span></text:p>
            </text:list-item>
            <text:list-item>
              <text:p text:style-name="P18">No lyrics</text:p>
            </text:list-item>
          </text:list>
        </text:list-item>
        <text:list-item>
          <text:p text:style-name="P21"><text:span text:style-name="T29">API </text:span><text:span text:style-name="T28">Musixmatch developer:</text:span></text:p>
          <text:list>
            <text:list-item>
              <text:p text:style-name="P22"> <text:span text:style-name="T27">TRACK: Rating, instrumental and explicit flags, genre, title translations</text:span></text:p>
            </text:list-item>
            <text:list-item>
              <text:p text:style-name="P18">ARTIST:  Rating, genre</text:p>
            </text:list-item>
            <text:list-item>
              <text:p text:style-name="P18">ALBUM:  Rating, genre</text:p>
            </text:list-item>
          </text:list>
        </text:list-item>
        <text:list-item>
          <text:p text:style-name="P21"><text:span text:style-name="T29">API </text:span><text:span text:style-name="T28">GENIUS:</text:span></text:p>
          <text:list>
            <text:list-item>
              <text:p text:style-name="P18">Lyrics and information about artists and tracks</text:p>
            </text:list-item>
          </text:list>
        </text:list-item>
        <text:list-item>
          <text:p text:style-name="P24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24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24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24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1909270295" text:style-name="L7">
        <text:list-item>
          <text:p text:style-name="P25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25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26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26"><text:soft-page-break/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26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25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25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9" text:outline-level="2">Python</text:h>
      <text:h text:style-name="P11" text:outline-level="3">Virtual Environment</text:h>
      <text:h text:style-name="P10" text:outline-level="3"><text:span text:style-name="T13">Create venv</text:span><text:span text:style-name="T14">: </text:span><text:span text:style-name="T20">python3 -m venv VENV_NAME</text:span></text:h>
      <text:h text:style-name="P10" text:outline-level="3"><text:span text:style-name="T13">Activate venv: </text:span><text:span text:style-name="T15"><text:s/></text:span><text:span text:style-name="T16">so</text:span><text:span text:style-name="T21">urce </text:span><text:span text:style-name="T22">VE</text:span><text:span text:style-name="T20">NV_FLODER/bin/activate</text:span></text:h>
      <text:h text:style-name="P12" text:outline-level="3"><text:span text:style-name="T13">Deactivate venv: </text:span><text:span text:style-name="T17">deactivate</text:span></text:h>
      <text:h text:style-name="P12" text:outline-level="3"><text:span text:style-name="T19">Export venv</text:span><text:span text:style-name="T18">: </text:span><text:span text:style-name="Source_20_Text"><text:span text:style-name="T23">pip freeze &gt;</text:span></text:span><text:span text:style-name="Source_20_Text"><text:span text:style-name="T24"> </text:span></text:span><text:span text:style-name="Source_20_Text"><text:span text:style-name="T23">requirements.txt</text:span></text:span></text:h>
      <text:p text:style-name="P4"><text:span text:style-name="T30">Import venv: </text:span><text:span text:style-name="Source_20_Text"><text:span text:style-name="T25">pip install -r path/to/requirements.txt</text:span></text:span></text:p>
      <text:p text:style-name="P5"/>
      <text:p text:style-name="P27"><text:span text:style-name="T11">C</text:span><text:span text:style-name="T10">lean the documents (eliminate HTML markup, etc.), you can use libraries such as </text:span><text:a xlink:type="simple" xlink:href="https://www.crummy.com/software/BeautifulSoup/bs4/doc/" office:target-frame-name="_blank" xlink:show="new" text:style-name="Internet_20_link" text:visited-style-name="Visited_20_Internet_20_Link"><text:span text:style-name="T26">BeautifulSoup4</text:span></text:a><text:span text:style-name="T10">.</text:span></text:p>
      <text:p text:style-name="Text_20_body"/>
      <text:p text:style-name="P8">PANDAS</text:p>
      <text:p text:style-name="P8"/>
      <text:p text:style-name="P8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2-18T18:22:00.283952234</dc:date>
    <meta:editing-duration>PT8H4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74" meta:word-count="642" meta:character-count="4310" meta:non-whitespace-character-count="3777"/>
  </office:meta>
</office:document-meta>
</file>